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margin-top="0in" fo:margin-bottom="0in" loext:contextual-spacing="false"/>
    </style:style>
    <style:style style:name="T1" style:family="text">
      <style:text-properties fo:background-color="#33ff99" loext:char-shading-value="0"/>
    </style:style>
    <style:style style:name="T2" style:family="text">
      <style:text-properties fo:background-color="#33ff99" loext:char-shading-value="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page-content">
        <text:section text:style-name="Sect1" text:name="region-bs-main-and-pre">
          <text:h text:style-name="Heading_20_2" text:outline-level="2">HW3</text:h>
          <text:section text:style-name="Sect1" text:name="intro">
            <text:list xml:id="list2077558487776848270" text:style-name="L1">
              <text:list-item>
                <text:p text:style-name="P1">Prepare your short report on image filtering methods in frequency domain. <text:span text:style-name="Emphasis">(hint: exclude the word </text:span><text:span text:style-name="Emphasis"><text:span text:style-name="T2">wavelet</text:span></text:span><text:span text:style-name="Emphasis"> from your search)</text:span> </text:p>
              </text:list-item>
            </text:list>
            <text:list xml:id="list574560220463901046" text:style-name="L2">
              <text:list-item>
                <text:p text:style-name="P2">Pick up of one your photos: </text:p>
              </text:list-item>
            </text:list>
            <text:p text:style-name="P3"><text:span text:style-name="Strong_20_Emphasis">–</text:span><text:span text:style-name="T1">Add some noise to that.</text:span></text:p>
            <text:p text:style-name="P3"><text:span text:style-name="Strong_20_Emphasis">–</text:span>Apply idea LPF and ideal HPF</text:p>
            <text:p text:style-name="P3"><text:span text:style-name="Strong_20_Emphasis">–</text:span>Apply some other LPF and HPF</text:p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3:21:19.807599812</meta:creation-date>
    <dc:date>2016-04-02T17:42:44.687384863</dc:date>
    <meta:editing-duration>PT2H6M14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6" meta:word-count="45" meta:character-count="239" meta:non-whitespace-character-count="200"/>
  </office:meta>
</office:document-meta>
</file>